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_double.getAggreg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Granularity( Stri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comingDataPoint_double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TSUID( String t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IncomingDataPoin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omingDataPoint_double.setTags( Map &lt; String , String &gt;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Aggregator( String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getMet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IncomingDataPoint_double( final String tsuid , final String granularity , final long timestamp , final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omingDataPoint_double.getTS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IncomingDataPoint_double( final String metric , final long timestamp , final double value , final HashMap &lt; String , String &gt; tags , final String granularity , final String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omingDataPoint_double.getGranu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double.setMetric( String metr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